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ba7b"/>
    </style:style>
    <style:style style:name="P2" style:family="paragraph" style:parent-style-name="Standard">
      <style:text-properties officeooo:rsid="001e0bbc" officeooo:paragraph-rsid="001e0bbc"/>
    </style:style>
    <style:style style:name="P3" style:family="paragraph" style:parent-style-name="Standard">
      <style:text-properties fo:font-variant="normal" fo:text-transform="none" fo:color="#d5d5d5" style:font-name="monospace" fo:font-size="10.5pt" fo:letter-spacing="normal" fo:font-style="normal" fo:font-weight="normal" officeooo:rsid="001cba7b" officeooo:paragraph-rsid="001cba7b" fo:background-color="#000000"/>
    </style:style>
    <style:style style:name="P4" style:family="paragraph" style:parent-style-name="Standard">
      <style:text-properties officeooo:rsid="001e0bbc" officeooo:paragraph-rsid="001e0bbc" fo:background-color="#000000"/>
    </style:style>
    <style:style style:name="P5" style:family="paragraph" style:parent-style-name="Standard">
      <style:text-properties officeooo:rsid="001eaf62" officeooo:paragraph-rsid="001eaf62"/>
    </style:style>
    <style:style style:name="T1" style:family="text">
      <style:text-properties officeooo:rsid="001cba7b"/>
    </style:style>
    <style:style style:name="T2" style:family="text">
      <style:text-properties fo:color="#d4d4d4" style:font-name="monospace1" fo:font-size="13.5pt" fo:font-weight="normal" fo:background-color="#1e1e1e" loext:char-shading-value="0"/>
    </style:style>
    <style:style style:name="T3" style:family="text">
      <style:text-properties fo:color="#d4d4d4" style:font-name="monospace1" fo:font-size="13.5pt" fo:font-weight="normal" officeooo:rsid="001cba7b" fo:background-color="#1e1e1e" loext:char-shading-value="0"/>
    </style:style>
    <style:style style:name="T4" style:family="text">
      <style:text-properties officeooo:rsid="001e0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stes </text:span><text:span text:style-name="T4">experimento</text:span><text:span text:style-name="T1"> do original </text:span></text:p>
      <text:p text:style-name="P1"><text:span text:style-name="T3"><text:s/>priming_mode = </text:span><text:span text:style-name="T1">single_midi </text:span></text:p>
      <text:p text:style-name="P1"><text:span text:style-name="T1">vou usar um midi pré-gravado <text:s/></text:span></text:p>
      <text:p text:style-name="P1"><text:span text:style-name="T1">single_midi = prime.mid</text:span></text:p>
      <text:p text:style-name="P1"/>
      <text:p text:style-name="P2">escaler que é o fator de multiplicação da recompensa teórica pra somar com rnn vai ser 1 como no original</text:p>
      <text:p text:style-name="P2">vou usar o default toda a teoria da musica</text:p>
      <text:p text:style-name="P5">relatório experimento original</text:p>
      <text:p text:style-name="P4"/>
      <text:p text:style-name="P3">'notes_not_in_key': 111, 'notes_in_motif': 5648, 'notes_in_repeated_motif': 0, 'num_starting_tonic': 99, 'num_repeated_notes': 1, 'num_octave_jumps': 35, 'num_fifths': 249, 'num_thirds': 415, 'num_sixths': 188, 'num_seconds': 592, 'num_fourths': 917, 'num_sevenths': 44, 'num_rest_intervals': 27, 'num_special_rest_intervals': 23, 'num_in_key_preferred_intervals': 262, 'num_resolved_leaps': 180, 'num_leap_twice': 66, 'num_high_unique': 58, 'num_low_unique': 22, 'num_compositions': 100, 'total_notes': 6400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1T13:25:35.881513966</meta:creation-date>
    <dc:date>2022-11-11T17:57:05.298524335</dc:date>
    <meta:editing-duration>PT58S</meta:editing-duration>
    <meta:editing-cycles>1</meta:editing-cycles>
    <meta:document-statistic meta:table-count="0" meta:image-count="0" meta:object-count="0" meta:page-count="1" meta:paragraph-count="8" meta:word-count="89" meta:character-count="798" meta:non-whitespace-character-count="712"/>
    <meta:generator>LibreOffice/6.4.7.2$Linux_X86_64 LibreOffice_project/40$Build-2</meta:generator>
  </office:meta>
</office:document-meta>
</file>